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1cm" draw:stroke-linejoin="miter" draw:fill="none"/>
    </style:style>
    <style:style style:name="gr2" style:family="graphic" style:parent-style-name="standard">
      <style:graphic-properties draw:stroke="none" svg:stroke-width="0.021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21cm" draw:stroke-linejoin="miter" draw:fill="solid" draw:fill-color="#f3f3f3"/>
    </style:style>
    <style:style style:name="gr4" style:family="graphic" style:parent-style-name="standard">
      <style:graphic-properties draw:stroke="solid" svg:stroke-width="0.021cm" svg:stroke-color="#000000" draw:stroke-linejoin="round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1cm" draw:stroke-linejoin="miter" draw:fill="solid" draw:fill-color="#000000"/>
    </style:style>
    <style:style style:name="gr6" style:family="graphic" style:parent-style-name="standard">
      <style:graphic-properties draw:stroke="none" svg:stroke-width="0.021cm" draw:stroke-linejoin="miter" draw:fill="solid" draw:fill-color="#ffffff"/>
    </style:style>
    <style:style style:name="gr7" style:family="graphic" style:parent-style-name="standard">
      <style:graphic-properties draw:stroke="solid" svg:stroke-width="0.021cm" svg:stroke-color="#000000" draw:stroke-linejoin="miter" draw:fill="solid" draw:fill-color="#000000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1cm" draw:stroke-linejoin="miter" draw:fill="solid" draw:fill-color="#d9d9d9"/>
    </style:style>
    <style:style style:name="gr9" style:family="graphic" style:parent-style-name="standard">
      <style:graphic-properties draw:stroke="none" svg:stroke-width="0.021cm" draw:stroke-linejoin="miter" draw:fill="solid" draw:fill-color="#cccccc"/>
    </style:style>
    <style:style style:name="gr10" style:family="graphic" style:parent-style-name="standard">
      <style:graphic-properties draw:stroke="none" svg:stroke-width="0.021cm" draw:stroke-linejoin="miter" draw:fill="solid" draw:fill-color="#e0e0e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f3f3f3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solid" draw:fill-color="#cccccc"/>
    </style:style>
    <style:style style:name="P8" style:family="paragraph">
      <loext:graphic-properties draw:fill="solid" draw:fill-color="#e0e0e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1cm" svg:height="15.75cm" svg:x="0cm" svg:y="0cm" svg:viewBox="0 0 21001 15751" draw:points="0,0 21001,0 21001,15751 0,15751">
          <text:p/>
        </draw:polygon>
        <draw:polygon draw:style-name="gr2" draw:text-style-name="P2" draw:layer="layout" svg:width="21cm" svg:height="15.75cm" svg:x="0cm" svg:y="0cm" svg:viewBox="0 0 21001 15751" draw:points="0,0 21001,0 21001,15751 0,15751">
          <text:p/>
        </draw:polygon>
        <draw:path draw:style-name="gr3" draw:text-style-name="P3" draw:layer="layout" svg:width="2.871cm" svg:height="2.892cm" svg:x="0.554cm" svg:y="9.018cm" svg:viewBox="0 0 2872 2893" svg:d="M0 1446c0-798 643-1446 1436-1446 381 0 746 152 1015 424 270 271 421 639 421 1022 0 799-643 1447-1436 1447s-1436-648-1436-1447z">
          <text:p/>
        </draw:path>
        <draw:path draw:style-name="gr4" draw:text-style-name="P1" draw:layer="layout" svg:width="2.871cm" svg:height="2.892cm" svg:x="0.554cm" svg:y="9.018cm" svg:viewBox="0 0 2872 2893" svg:d="M0 1446c0-798 643-1446 1436-1446 381 0 746 152 1015 424 270 271 421 639 421 1022 0 799-643 1447-1436 1447s-1436-648-1436-1447z">
          <text:p/>
        </draw:path>
        <draw:path draw:style-name="gr5" draw:text-style-name="P4" draw:layer="layout" svg:width="1.382cm" svg:height="0.243cm" svg:x="1.276cm" svg:y="10.345cm" svg:viewBox="0 0 1383 244" svg:d="M177 157l31 8c-7 26-18 45-35 59-17 13-38 20-62 20-26 0-46-5-62-15-16-11-28-26-36-45-9-20-13-41-13-64 0-24 5-46 14-64 10-18 23-32 40-42 17-9 36-14 57-14 23 0 43 6 59 18s28 29 34 51l-31 7c-5-17-13-30-24-37-10-8-23-12-39-12-18 0-33 4-45 13-12 8-21 20-26 35-4 15-7 30-7 45 0 20 3 38 9 53s15 26 27 33c12 8 26 11 40 11 17 0 32-5 44-15s20-25 25-45zM242 240v-236h29v236zM316 37v-33h28v33zM316 240v-171h28v171zM505 185l30 4c-5 17-14 31-27 40-12 10-28 15-48 15-25 0-45-8-59-23-15-16-22-37-22-65 0-29 7-51 22-67s34-24 57-24 42 8 56 24c14 15 22 37 22 65 0 2 0 4 0 8h-127c1 19 6 33 15 43 10 10 22 15 36 15 11 0 20-3 27-8 8-6 14-15 18-27zM410 138h95c-1-14-5-25-11-32-9-11-21-17-35-17s-25 5-34 14c-9 8-14 20-15 35zM571 240v-171h26v24c12-18 31-28 54-28 11 0 20 2 28 6 9 3 15 8 20 14 4 6 7 13 9 22 1 5 1 15 1 28v105h-29v-104c0-12-1-20-3-26s-6-11-12-14c-5-4-12-6-20-6-12 0-23 4-32 12s-13 23-13 45v93zM817 214l4 26c-8 1-16 2-22 2-11 0-19-1-24-5-6-3-10-7-13-13-2-5-3-17-3-34v-98h-21v-23h21v-42l29-18v60h29v23h-29v99c0 9 0 14 1 17 1 2 3 4 5 5 2 2 6 2 10 2 3 0 7 0 13-1zM939 240v-236h32l124 185v-185h30v236h-32l-124-185v185zM1162 169v-29h89v29zM1383 240h-29v-185c-7 7-16 14-27 20-11 7-21 12-30 15v-28c16-7 30-17 42-27 12-11 21-22 26-32h18z">
          <text:p/>
        </draw:path>
        <draw:path draw:style-name="gr3" draw:text-style-name="P3" draw:layer="layout" svg:width="2.871cm" svg:height="2.892cm" svg:x="0.554cm" svg:y="12.448cm" svg:viewBox="0 0 2872 2893" svg:d="M0 1446c0-798 643-1446 1436-1446 381 0 746 152 1015 424 270 271 421 639 421 1022 0 799-643 1447-1436 1447s-1436-648-1436-1447z">
          <text:p/>
        </draw:path>
        <draw:path draw:style-name="gr4" draw:text-style-name="P1" draw:layer="layout" svg:width="2.871cm" svg:height="2.892cm" svg:x="0.554cm" svg:y="12.448cm" svg:viewBox="0 0 2872 2893" svg:d="M0 1446c0-798 643-1446 1436-1446 381 0 746 152 1015 424 270 271 421 639 421 1022 0 799-643 1447-1436 1447s-1436-648-1436-1447z">
          <text:p/>
        </draw:path>
        <draw:path draw:style-name="gr5" draw:text-style-name="P4" draw:layer="layout" svg:width="1.124cm" svg:height="0.243cm" svg:x="1.422cm" svg:y="13.775cm" svg:viewBox="0 0 1125 244" svg:d="M177 157l31 8c-7 26-18 45-35 59-17 13-38 20-62 20-26 0-46-5-62-15-16-11-28-26-36-45-9-20-13-41-13-64 0-24 5-46 14-64 10-18 23-32 40-42 17-9 36-14 57-14 23 0 43 6 59 18s28 29 34 51l-31 7c-5-17-13-30-24-37-10-8-23-12-39-12-18 0-33 4-45 13-12 8-21 20-26 35-4 15-7 30-7 45 0 20 3 38 9 53s15 26 27 33c12 8 26 11 40 11 17 0 32-5 44-15s20-25 25-45zM242 240v-236h29v236zM316 37v-33h28v33zM316 240v-171h28v171zM505 185l30 4c-5 17-14 31-26 40-13 10-29 15-49 15-25 0-45-8-59-23-15-16-22-37-22-65 0-29 7-51 22-67s34-24 57-24 42 8 56 24c14 15 22 37 22 65 0 2 0 4 0 8h-127c1 19 6 33 15 43 10 10 22 15 36 15 11 0 20-3 27-8 8-6 14-15 18-27zM410 138h95c-1-14-5-25-11-32-9-11-21-17-35-17-13 0-25 5-34 14-9 8-14 20-15 35zM571 240v-171h26v24c13-18 31-28 54-28 11 0 20 2 29 6 8 3 15 8 19 14s7 13 9 22c1 5 1 15 1 28v105h-28v-104c0-12-2-20-4-26s-6-11-12-14c-5-4-12-6-20-6-12 0-23 4-32 12s-13 23-13 45v93zM817 214l4 26c-8 1-16 2-22 2-10 0-19-1-24-5-6-3-10-7-12-13-3-5-4-17-4-34v-98h-21v-23h21v-42l29-18v60h29v23h-29v99c0 9 0 14 1 17 1 2 3 4 5 5 3 2 6 2 10 2 3 0 8 0 13-1zM940 240v-236h32l123 185v-185h30v236h-32l-124-185v185z">
          <text:p/>
        </draw:path>
        <draw:path draw:style-name="gr3" draw:text-style-name="P3" draw:layer="layout" svg:width="2.871cm" svg:height="2.892cm" svg:x="0.554cm" svg:y="0.841cm" svg:viewBox="0 0 2872 2893" svg:d="M0 1446c0-798 643-1446 1436-1446 381 0 746 152 1015 424 270 271 421 639 421 1022 0 799-643 1447-1436 1447s-1436-648-1436-1447z">
          <text:p/>
        </draw:path>
        <draw:path draw:style-name="gr4" draw:text-style-name="P1" draw:layer="layout" svg:width="2.871cm" svg:height="2.892cm" svg:x="0.554cm" svg:y="0.841cm" svg:viewBox="0 0 2872 2893" svg:d="M0 1446c0-798 643-1446 1436-1446 381 0 746 152 1015 424 270 271 421 639 421 1022 0 799-643 1447-1436 1447s-1436-648-1436-1447z">
          <text:p/>
        </draw:path>
        <draw:path draw:style-name="gr5" draw:text-style-name="P4" draw:layer="layout" svg:width="1.036cm" svg:height="0.243cm" svg:x="1.449cm" svg:y="2.168cm" svg:viewBox="0 0 1037 244" svg:d="M177 157l31 8c-7 26-18 45-35 59-17 13-38 20-62 20-26 0-46-5-62-15-16-11-28-26-36-45-9-20-13-41-13-64 0-24 5-46 14-64 10-18 23-32 40-42 17-9 36-14 57-14 23 0 43 6 59 18s28 29 34 51l-31 7c-5-17-13-30-24-37-10-8-23-12-39-12-18 0-33 4-45 13-12 8-21 20-26 35-4 15-7 30-7 45 0 20 3 38 9 53s15 26 27 33c12 8 26 11 40 11 17 0 32-5 44-15s20-25 25-45zM242 240v-236h29v236zM316 37v-33h28v33zM316 240v-171h28v171zM505 185l30 4c-5 17-14 31-26 40-13 10-29 15-49 15-25 0-45-8-59-23-15-16-22-37-22-65 0-29 7-51 22-67s34-24 58-24c22 0 41 8 55 24 15 15 22 37 22 65 0 2 0 4 0 8h-127c1 19 6 33 16 43 9 10 21 15 35 15 11 0 20-3 27-8 8-6 14-15 18-27zM410 138h95c-1-14-5-25-11-32-9-11-21-17-35-17-13 0-25 5-34 14-9 8-14 20-15 35zM571 240v-171h26v24c13-18 31-28 54-28 11 0 20 2 29 6 8 3 15 8 19 14s7 13 9 22c1 5 1 15 1 28v105h-28v-104c0-12-2-20-4-26s-6-11-12-14c-5-4-12-6-20-6-12 0-23 4-32 12s-13 23-13 45v93zM817 214l4 26c-8 1-15 2-22 2-10 0-18-1-24-5-6-3-10-7-12-13-3-5-4-17-4-34v-98h-21v-23h21v-42l29-18v60h29v23h-29v99c0 9 0 14 1 17 1 2 3 4 5 5 3 2 6 2 10 2 3 0 8 0 13-1zM1037 240h-29v-185c-7 7-16 14-27 20-11 7-21 12-30 15v-28c16-7 30-17 42-27 12-11 20-22 26-32h18z">
          <text:p/>
        </draw:path>
        <draw:path draw:style-name="gr3" draw:text-style-name="P3" draw:layer="layout" svg:width="2.871cm" svg:height="2.892cm" svg:x="0.554cm" svg:y="4.061cm" svg:viewBox="0 0 2872 2893" svg:d="M0 1446c0-798 643-1446 1436-1446 381 0 746 152 1015 424 270 271 421 639 421 1022 0 799-643 1447-1436 1447s-1436-648-1436-1447z">
          <text:p/>
        </draw:path>
        <draw:path draw:style-name="gr4" draw:text-style-name="P1" draw:layer="layout" svg:width="2.871cm" svg:height="2.892cm" svg:x="0.554cm" svg:y="4.061cm" svg:viewBox="0 0 2872 2893" svg:d="M0 1446c0-798 643-1446 1436-1446 381 0 746 152 1015 424 270 271 421 639 421 1022 0 799-643 1447-1436 1447s-1436-648-1436-1447z">
          <text:p/>
        </draw:path>
        <draw:path draw:style-name="gr5" draw:text-style-name="P4" draw:layer="layout" svg:width="1.079cm" svg:height="0.243cm" svg:x="1.449cm" svg:y="5.388cm" svg:viewBox="0 0 1080 244" svg:d="M177 157l31 8c-7 26-18 45-35 59-17 13-38 20-62 20-26 0-46-5-62-15-16-11-28-26-36-45-9-20-13-41-13-64 0-24 5-46 14-64 10-18 23-32 40-42 17-9 36-14 57-14 23 0 43 6 59 18s28 29 34 51l-31 7c-5-17-13-30-24-37-10-8-23-12-39-12-18 0-33 4-45 13-12 8-21 20-26 35-4 15-7 30-7 45 0 20 3 38 9 53s15 26 27 33c12 8 26 11 40 11 17 0 32-5 44-15s20-25 25-45zM242 240v-236h29v236zM316 37v-33h28v33zM316 240v-171h28v171zM505 185l30 4c-5 17-14 31-26 40-13 10-29 15-49 15-25 0-45-8-59-23-15-16-22-37-22-65 0-29 7-51 22-67s34-24 57-24 42 8 56 24c15 15 22 37 22 65 0 2 0 4 0 8h-127c1 19 6 33 15 43 10 10 22 15 36 15 11 0 20-3 27-8 8-6 14-15 18-27zM410 138h95c-1-14-5-25-11-32-9-11-21-17-35-17-13 0-25 5-34 14-9 8-14 20-15 35zM571 240v-171h26v24c13-18 31-28 54-28 11 0 20 2 29 6 8 3 15 8 19 14s7 13 9 22c1 5 1 15 1 28v105h-28v-104c0-12-2-20-4-26s-6-11-12-14c-5-4-12-6-20-6-12 0-23 4-32 12s-13 23-13 45v93zM817 214l4 26c-8 1-15 2-22 2-10 0-18-1-24-5-6-3-10-7-12-13-3-5-4-17-4-34v-98h-21v-23h21v-42l29-18v60h29v23h-29v99c0 9 0 14 1 17 1 2 3 4 5 5 3 2 6 2 10 2 3 0 8 0 13-1zM1080 212v28h-155c-1-7 0-14 3-20 4-11 10-21 19-31 9-11 21-23 38-36 25-21 42-38 51-50s14-24 14-35-4-21-12-29-19-12-32-12c-14 0-25 4-34 13-8 8-12 20-12 34l-30-3c2-22 10-39 23-50 13-12 31-18 53-18 23 0 41 7 54 19 13 13 20 28 20 47 0 9-2 18-6 28-4 9-10 18-19 28s-24 24-45 42c-17 14-28 24-33 30-5 5-9 10-12 15z">
          <text:p/>
        </draw:path>
        <draw:polygon draw:style-name="gr2" draw:text-style-name="P2" draw:layer="layout" svg:width="1.661cm" svg:height="1.199cm" svg:x="1.159cm" svg:y="7.28cm" svg:viewBox="0 0 1662 1200" draw:points="0,0 1662,0 1662,1200 0,1200">
          <text:p/>
        </draw:polygon>
        <draw:path draw:style-name="gr5" draw:text-style-name="P4" draw:layer="layout" svg:width="0.252cm" svg:height="0.039cm" svg:x="1.865cm" svg:y="7.793cm" svg:viewBox="0 0 253 40" svg:d="M0 40v-40h39v40zM107 40v-40h39v40zM213 40v-40h40v40z">
          <text:p/>
        </draw:path>
        <draw:path draw:style-name="gr6" draw:text-style-name="P5" draw:layer="layout" svg:width="2.994cm" svg:height="13.802cm" svg:x="6.05cm" svg:y="0.979cm" svg:viewBox="0 0 2995 13803" svg:d="M0 6901c0-3811 671-6901 1498-6901 397 0 778 727 1059 2021 281 1295 438 3050 438 4880 0 3812-670 6902-1497 6902-397 0-778-727-1059-2021-281-1295-439-3050-439-4881z">
          <text:p/>
        </draw:path>
        <draw:path draw:style-name="gr4" draw:text-style-name="P1" draw:layer="layout" svg:width="2.994cm" svg:height="13.802cm" svg:x="6.05cm" svg:y="0.979cm" svg:viewBox="0 0 2995 13803" svg:d="M0 6901c0-3811 671-6901 1498-6901 397 0 778 727 1059 2021 281 1295 438 3050 438 4880 0 3812-670 6902-1497 6902-397 0-778-727-1059-2021-281-1295-439-3050-439-4881z">
          <text:p/>
        </draw:path>
        <draw:polygon draw:style-name="gr5" draw:text-style-name="P4" draw:layer="layout" svg:width="0.174cm" svg:height="0.279cm" svg:x="7.469cm" svg:y="5.036cm" svg:viewBox="0 0 175 280" draw:points="0,280 0,0 37,0 37,247 175,247 175,280">
          <text:p/>
        </draw:polygon>
        <draw:path draw:style-name="gr5" draw:text-style-name="P4" draw:layer="layout" svg:width="0.267cm" svg:height="0.289cm" svg:x="7.417cm" svg:y="5.482cm" svg:viewBox="0 0 268 290" svg:d="M0 149c0-47 12-83 37-109 25-27 58-40 97-40 26 0 49 6 70 19 21 12 36 29 47 51s17 47 17 75c0 29-6 54-18 77-11 22-27 39-48 50-21 12-44 18-68 18-27 0-50-7-71-19-21-13-36-30-47-52s-16-46-16-70zM38 149c0 34 9 60 27 80 19 19 41 29 68 29 28 0 51-10 69-29 18-20 27-48 27-84 0-23-4-43-11-59-8-17-19-31-34-40s-31-14-50-14c-26 0-49 9-67 27-19 18-29 48-29 90z">
          <text:p/>
        </draw:path>
        <draw:path draw:style-name="gr5" draw:text-style-name="P4" draw:layer="layout" svg:width="0.261cm" svg:height="0.279cm" svg:x="7.419cm" svg:y="5.938cm" svg:viewBox="0 0 262 280" svg:d="M0 280l108-280h40l114 280h-42l-33-85h-117l-30 85zM81 165h95l-29-78c-9-23-16-43-20-58-4 18-9 36-15 54z">
          <text:p/>
        </draw:path>
        <draw:path draw:style-name="gr5" draw:text-style-name="P4" draw:layer="layout" svg:width="0.23cm" svg:height="0.279cm" svg:x="7.439cm" svg:y="6.39cm" svg:viewBox="0 0 231 280" svg:d="M0 280v-280h97c21 0 38 1 49 4 16 4 30 10 41 20 15 12 26 29 33 48 8 19 11 41 11 66 0 22-2 40-7 57-5 16-11 30-19 41-8 10-16 19-25 25-10 6-21 11-34 14s-28 5-45 5zM37 247h60c18 0 33-2 43-5 11-4 19-9 25-15 9-9 16-21 21-35 5-15 7-33 7-54 0-30-4-52-14-68-10-15-21-26-35-31-10-4-26-6-48-6h-59z">
          <text:p/>
        </draw:path>
        <draw:path draw:style-name="gr5" draw:text-style-name="P4" draw:layer="layout" svg:width="0.211cm" svg:height="0.279cm" svg:x="7.448cm" svg:y="6.841cm" svg:viewBox="0 0 212 280" svg:d="M0 280v-280h105c22 0 39 3 51 8 14 6 24 15 31 26 7 12 11 25 11 37s-3 24-10 34c-6 11-16 19-29 26 17 5 30 13 39 25s14 26 14 43c0 13-3 25-9 36-5 12-12 20-20 26s-19 11-31 14-27 5-45 5zM37 117h61c16 0 28-1 35-3 9-3 16-7 21-14 5-6 8-14 8-24 0-9-3-17-7-25-5-7-11-11-19-14-9-3-23-4-43-4h-56zM37 247h70c12 0 20-1 25-2 9-1 16-4 22-7 5-4 10-9 14-16 3-7 5-14 5-23 0-11-2-20-8-28-5-7-13-13-22-16s-23-4-41-4h-65z">
          <text:p/>
        </draw:path>
        <draw:path draw:style-name="gr5" draw:text-style-name="P4" draw:layer="layout" svg:width="0.261cm" svg:height="0.279cm" svg:x="7.419cm" svg:y="7.292cm" svg:viewBox="0 0 262 280" svg:d="M0 280l108-280h40l114 280h-42l-33-85h-117l-30 85zM81 165h95l-29-78c-9-23-16-43-20-58-4 18-9 36-15 54z">
          <text:p/>
        </draw:path>
        <draw:polygon draw:style-name="gr5" draw:text-style-name="P4" draw:layer="layout" svg:width="0.174cm" svg:height="0.279cm" svg:x="7.469cm" svg:y="7.743cm" svg:viewBox="0 0 175 280" draw:points="0,280 0,0 37,0 37,247 175,247 175,280">
          <text:p/>
        </draw:polygon>
        <draw:path draw:style-name="gr5" draw:text-style-name="P4" draw:layer="layout" svg:width="0.261cm" svg:height="0.279cm" svg:x="7.419cm" svg:y="8.194cm" svg:viewBox="0 0 262 280" svg:d="M0 280l108-280h40l114 280h-42l-33-85h-117l-30 85zM81 165h95l-29-78c-9-23-16-43-20-58-4 18-9 36-15 54z">
          <text:p/>
        </draw:path>
        <draw:polygon draw:style-name="gr5" draw:text-style-name="P4" draw:layer="layout" svg:width="0.219cm" svg:height="0.279cm" svg:x="7.439cm" svg:y="8.645cm" svg:viewBox="0 0 220 280" draw:points="0,280 0,0 38,0 185,220 185,0 220,0 220,280 183,280 35,60 35,280">
          <text:p/>
        </draw:polygon>
        <draw:path draw:style-name="gr5" draw:text-style-name="P4" draw:layer="layout" svg:width="0.246cm" svg:height="0.288cm" svg:x="7.428cm" svg:y="9.092cm" svg:viewBox="0 0 247 289" svg:d="M210 186l37 10c-7 30-21 54-41 70-21 15-45 23-74 23-31 0-55-6-74-18s-33-30-43-53c-10-24-15-49-15-76 0-29 5-54 16-76 12-21 27-38 48-49s43-17 68-17c28 0 52 7 71 22 19 14 32 34 40 59l-37 9c-6-20-16-35-28-44-13-10-28-14-47-14-21 0-39 5-54 15-14 10-24 24-30 42-6 17-9 35-9 53 0 24 3 45 10 63 7 17 18 31 33 39 15 9 30 14 47 14 21 0 39-6 53-18 15-12 24-30 29-54z">
          <text:p/>
        </draw:path>
        <draw:polygon draw:style-name="gr5" draw:text-style-name="P4" draw:layer="layout" svg:width="0.208cm" svg:height="0.279cm" svg:x="7.45cm" svg:y="9.548cm" svg:viewBox="0 0 209 280" draw:points="0,280 0,0 203,0 203,33 37,33 37,119 192,119 192,151 37,151 37,247 209,247 209,280">
          <text:p/>
        </draw:polygon>
        <draw:path draw:style-name="gr5" draw:text-style-name="P4" draw:layer="layout" svg:width="0.246cm" svg:height="0.279cm" svg:x="7.44cm" svg:y="9.999cm" svg:viewBox="0 0 247 280" svg:d="M0 280v-280h124c25 0 44 2 57 7s23 14 31 27 12 27 12 42c0 20-7 37-20 51-12 13-32 22-59 25 10 5 17 10 22 14 11 10 21 23 31 38l49 76h-47l-37-58c-11-17-20-30-27-39s-13-15-19-19c-5-3-11-6-16-7s-12-2-21-2h-43v125zM37 123h79c17 0 31-1 40-5 10-3 17-9 22-17 5-7 8-16 8-25 0-13-5-24-15-32-9-9-25-13-46-13h-88z">
          <text:p/>
        </draw:path>
        <draw:polygon draw:style-name="gr2" draw:text-style-name="P2" draw:layer="layout" svg:width="2.625cm" svg:height="5.594cm" svg:x="3.425cm" svg:y="2.287cm" svg:viewBox="0 0 2626 5595" draw:points="0,0 2626,5595">
          <text:p/>
        </draw:polygon>
        <draw:line draw:style-name="gr4" draw:text-style-name="P1" draw:layer="layout" svg:x1="3.425cm" svg:y1="2.287cm" svg:x2="5.969cm" svg:y2="7.874cm">
          <text:p/>
        </draw:line>
        <draw:polygon draw:style-name="gr7" draw:text-style-name="P4" draw:layer="layout" svg:width="0.07cm" svg:height="0.099cm" svg:x="5.967cm" svg:y="7.755cm" svg:viewBox="0 0 71 100" draw:points="0,29 71,100 62,0">
          <text:p/>
        </draw:polygon>
        <draw:polygon draw:style-name="gr2" draw:text-style-name="P2" draw:layer="layout" svg:width="2.625cm" svg:height="2.374cm" svg:x="3.425cm" svg:y="5.506cm" svg:viewBox="0 0 2626 2375" draw:points="0,0 2626,2375">
          <text:p/>
        </draw:polygon>
        <draw:line draw:style-name="gr4" draw:text-style-name="P1" draw:layer="layout" svg:x1="3.425cm" svg:y1="5.506cm" svg:x2="5.96cm" svg:y2="7.798cm">
          <text:p/>
        </draw:line>
        <draw:polygon draw:style-name="gr7" draw:text-style-name="P4" draw:layer="layout" svg:width="0.092cm" svg:height="0.088cm" svg:x="5.936cm" svg:y="7.773cm" svg:viewBox="0 0 93 89" draw:points="0,51 93,89 46,0">
          <text:p/>
        </draw:polygon>
        <draw:polygon draw:style-name="gr2" draw:text-style-name="P2" draw:layer="layout" svg:width="3.22cm" svg:height="0.046cm" svg:x="2.83cm" svg:y="7.834cm" svg:viewBox="0 0 3221 47" draw:points="0,0 3221,47">
          <text:p/>
        </draw:polygon>
        <draw:line draw:style-name="gr4" draw:text-style-name="P1" draw:layer="layout" svg:x1="2.83cm" svg:y1="7.834cm" svg:x2="5.928cm" svg:y2="7.879cm">
          <text:p/>
        </draw:line>
        <draw:polygon draw:style-name="gr7" draw:text-style-name="P4" draw:layer="layout" svg:width="0.094cm" svg:height="0.068cm" svg:x="5.926cm" svg:y="7.844cm" svg:viewBox="0 0 95 69" draw:points="0,69 95,36 1,0">
          <text:p/>
        </draw:polygon>
        <draw:polygon draw:style-name="gr2" draw:text-style-name="P2" draw:layer="layout" svg:width="2.625cm" svg:height="2.584cm" svg:x="3.425cm" svg:y="7.88cm" svg:viewBox="0 0 2626 2585" draw:points="0,2585 2626,0">
          <text:p/>
        </draw:polygon>
        <draw:line draw:style-name="gr4" draw:text-style-name="P1" draw:layer="layout" svg:x1="3.425cm" svg:y1="10.465cm" svg:x2="5.963cm" svg:y2="7.967cm">
          <text:p/>
        </draw:line>
        <draw:polygon draw:style-name="gr7" draw:text-style-name="P4" draw:layer="layout" svg:width="0.09cm" svg:height="0.089cm" svg:x="5.939cm" svg:y="7.901cm" svg:viewBox="0 0 91 90" draw:points="48,90 91,0 0,42">
          <text:p/>
        </draw:polygon>
        <draw:polygon draw:style-name="gr2" draw:text-style-name="P2" draw:layer="layout" svg:width="2.625cm" svg:height="6.014cm" svg:x="3.425cm" svg:y="7.88cm" svg:viewBox="0 0 2626 6015" draw:points="0,6015 2626,0">
          <text:p/>
        </draw:polygon>
        <draw:line draw:style-name="gr4" draw:text-style-name="P1" draw:layer="layout" svg:x1="3.425cm" svg:y1="13.895cm" svg:x2="5.969cm" svg:y2="8.001cm">
          <text:p/>
        </draw:line>
        <draw:polygon draw:style-name="gr7" draw:text-style-name="P4" draw:layer="layout" svg:width="0.068cm" svg:height="0.099cm" svg:x="5.97cm" svg:y="7.907cm" svg:viewBox="0 0 69 100" draw:points="63,100 69,0 0,72">
          <text:p/>
        </draw:polygon>
        <draw:polygon draw:style-name="gr8" draw:text-style-name="P6" draw:layer="layout" svg:width="2.44cm" svg:height="1.333cm" svg:x="12.469cm" svg:y="1.62cm" svg:viewBox="0 0 2441 1334" draw:points="0,0 2441,0 2441,1334 0,1334">
          <text:p/>
        </draw:polygon>
        <draw:polygon draw:style-name="gr4" draw:text-style-name="P1" draw:layer="layout" svg:width="2.44cm" svg:height="1.333cm" svg:x="12.469cm" svg:y="1.62cm" svg:viewBox="0 0 2441 1334" draw:points="0,0 2441,0 2441,1334 0,1334">
          <text:p/>
        </draw:polygon>
        <draw:path draw:style-name="gr5" draw:text-style-name="P4" draw:layer="layout" svg:width="1.392cm" svg:height="0.304cm" svg:x="12.994cm" svg:y="1.977cm" svg:viewBox="0 0 1393 305" svg:d="M154 0h31v136c0 24-3 43-8 57-6 14-15 25-29 34-14 8-32 13-55 13-22 0-40-4-54-12-14-7-24-18-30-33-6-14-9-34-9-59v-136h31v136c0 20 2 35 6 45 3 10 10 17 19 23 10 5 21 8 34 8 23 0 39-6 49-16s15-30 15-60zM233 301v-236h26v22c6-9 13-15 21-19 8-5 18-7 29-7 14 0 27 4 38 11 11 8 20 18 25 32 6 14 9 29 9 45 0 17-3 33-10 47-6 14-15 25-27 32-12 8-24 12-38 12-9 0-18-3-26-7-7-4-13-9-18-15v83zM259 151c0 22 4 38 13 49 9 10 20 16 32 16 13 0 24-6 33-17 10-11 14-27 14-50 0-22-4-38-13-49s-20-16-32-16-23 5-33 17c-9 12-14 28-14 50zM410 250l28 4c1 9 5 15 10 19 7 5 17 8 29 8 14 0 24-3 31-8 8-5 12-13 15-23 2-5 2-18 2-37-12 15-28 23-47 23-23 0-42-9-54-26-13-17-20-37-20-61 0-16 3-31 9-45s15-24 26-32c11-7 24-11 39-11 20 0 37 8 50 25v-21h26v148c0 26-2 45-8 56-5 11-13 20-25 26-12 7-26 10-44 10-20 0-36-5-49-14-12-9-18-23-18-41zM434 147c0 23 5 39 13 49 9 10 20 16 34 16 13 0 24-5 33-16 9-10 13-26 13-48 0-21-4-37-13-47-9-11-21-16-34-16-12 0-23 5-32 16-9 10-14 26-14 46zM598 236v-171h26v26c6-12 13-20 18-24 6-4 12-6 19-6 9 0 19 3 29 9l-10 27c-7-4-14-6-21-6-6 0-12 2-17 6-5 3-8 9-10 16-4 10-5 21-5 33v90zM818 214c-10 10-20 16-30 20s-21 6-32 6c-19 0-33-5-43-14-10-10-15-21-15-35 0-9 2-16 5-23 4-7 9-13 15-17s13-7 21-10c6-1 14-2 26-4 23-3 40-6 51-10 0-4 0-6 0-7 0-12-2-20-8-25-7-7-18-10-33-10-13 0-23 2-30 7-6 5-11 13-14 25l-28-4c2-12 6-21 12-29 6-7 15-13 26-17s24-6 38-6c15 0 27 2 36 5 9 4 16 8 20 13s7 12 9 20c1 5 1 14 1 26v39c0 27 1 44 2 51s4 14 7 21h-30c-3-6-5-13-6-22zM816 150c-10 4-26 8-47 11-12 1-20 3-25 6-5 2-9 5-12 9-2 4-4 9-4 14 0 7 3 14 9 19s15 8 26 8 21-3 29-7c9-5 15-12 19-21 4-6 5-16 5-29zM1000 236v-22c-10 17-26 26-47 26-14 0-26-4-38-12-11-7-20-18-26-31-6-14-9-29-9-47 0-17 2-32 8-46s14-24 26-32c11-7 24-11 38-11 10 0 19 2 27 7 8 4 15 9 20 17v-85h28v236zM909 150c0 22 5 39 14 50 9 10 20 16 33 16 12 0 23-5 32-16 9-10 13-26 13-47 0-24-4-41-13-52s-20-16-34-16c-13 0-23 5-32 16-8 10-13 27-13 49zM1189 181l30 3c-5 18-13 31-26 41s-29 15-49 15c-25 0-44-8-59-24-15-15-22-37-22-64 0-29 8-51 22-67 15-16 34-24 58-24 22 0 41 8 55 24 15 15 22 37 22 65 0 2 0 4 0 8h-127c1 18 6 33 16 43 9 10 21 15 35 15 11 0 20-3 28-9 7-5 13-14 17-26zM1095 134h95c-2-15-5-25-11-32-10-12-21-17-36-17-13 0-24 4-34 13-9 9-14 21-14 36zM1366 236v-22c-11 17-27 26-48 26-13 0-26-4-37-12-12-7-20-18-27-31-6-14-9-29-9-47 0-17 3-32 8-46 6-14 14-24 26-32 11-7 24-11 38-11 10 0 19 2 27 7 8 4 15 9 20 17v-85h29v236zM1275 150c0 22 4 39 13 50 10 10 20 16 33 16 12 0 23-5 32-16 9-10 13-26 13-47 0-24-4-41-13-52s-20-16-33-16-24 5-33 16c-8 10-12 27-12 49z">
          <text:p/>
        </draw:path>
        <draw:path draw:style-name="gr5" draw:text-style-name="P4" draw:layer="layout" svg:width="0.973cm" svg:height="0.24cm" svg:x="13.185cm" svg:y="2.366cm" svg:viewBox="0 0 974 241" svg:d="M0 237v-236h32l124 185v-185h29v236h-32l-123-186v186zM223 151c0-31 9-55 26-70 15-13 33-19 54-19 23 0 43 8 57 23 15 15 23 37 23 64 0 22-3 39-10 52-7 12-16 22-29 29-12 7-26 11-41 11-24 0-43-8-58-23-15-16-22-38-22-67zM253 151c0 22 5 39 14 49 10 11 22 17 36 17s26-6 36-17c9-10 14-27 14-50 0-21-5-37-14-48-10-11-22-16-36-16s-26 5-36 16c-9 11-14 27-14 49zM527 237v-22c-11 17-27 26-47 26-14 0-27-4-38-12-11-7-20-18-27-31-6-14-9-29-9-46 0-18 3-33 8-47 6-14 15-24 26-32 11-7 24-11 38-11 11 0 20 2 28 7 8 4 14 10 19 17v-85h29v236zM436 152c0 21 5 38 14 49s20 16 32 16c13 0 23-5 32-16 9-10 14-26 14-47 0-24-5-41-14-52s-20-16-33-16-24 5-32 16c-9 10-13 27-13 50zM716 182l30 3c-5 18-14 32-27 41-12 10-28 15-48 15-25 0-45-8-59-23-15-16-22-37-22-65 0-29 7-51 22-67s34-24 57-24 41 8 56 24c14 15 22 37 22 65 0 2 0 4 0 8h-127c1 19 6 33 15 43 10 10 22 15 36 15 11 0 20-3 27-8 8-6 14-15 18-27zM621 135h95c-1-15-5-25-11-32-9-12-21-17-35-17s-25 4-34 13-14 21-15 36zM974 237h-29v-185c-7 7-16 13-27 20-12 7-22 12-31 15v-28c16-8 30-17 42-27 13-11 21-22 26-32h19z">
          <text:p/>
        </draw:path>
        <draw:polygon draw:style-name="gr8" draw:text-style-name="P6" draw:layer="layout" svg:width="2.44cm" svg:height="1.333cm" svg:x="12.469cm" svg:y="3.164cm" svg:viewBox="0 0 2441 1334" draw:points="0,0 2441,0 2441,1334 0,1334">
          <text:p/>
        </draw:polygon>
        <draw:polygon draw:style-name="gr4" draw:text-style-name="P1" draw:layer="layout" svg:width="2.44cm" svg:height="1.333cm" svg:x="12.469cm" svg:y="3.164cm" svg:viewBox="0 0 2441 1334" draw:points="0,0 2441,0 2441,1334 0,1334">
          <text:p/>
        </draw:polygon>
        <draw:path draw:style-name="gr5" draw:text-style-name="P4" draw:layer="layout" svg:width="1.392cm" svg:height="0.304cm" svg:x="12.994cm" svg:y="3.521cm" svg:viewBox="0 0 1393 305" svg:d="M154 0h31v136c0 24-3 43-8 57-6 14-15 25-29 34-14 8-32 13-55 13-22 0-40-4-54-12-14-7-24-18-30-33-6-14-9-34-9-59v-136h31v136c0 20 2 35 6 45 3 10 10 17 19 23 10 5 21 8 34 8 23 0 39-6 49-16s15-30 15-60zM233 301v-236h26v22c6-9 13-15 21-19 8-5 18-7 29-7 14 0 27 4 38 11 11 8 20 18 25 32 6 14 9 29 9 45 0 17-3 33-10 47-6 14-15 25-27 32-12 8-24 12-38 12-9 0-18-3-26-7-7-4-13-9-18-15v83zM259 151c0 22 4 38 13 49 9 10 20 16 32 16 13 0 24-6 33-17 10-11 14-27 14-50 0-22-4-38-13-49s-20-16-32-16-23 5-33 17c-9 12-14 28-14 50zM410 250l28 4c1 9 5 15 10 19 7 5 17 8 29 8 14 0 24-3 31-8 8-5 12-13 15-23 2-5 2-18 2-37-12 15-28 23-47 23-23 0-42-9-54-26-13-17-20-37-20-61 0-16 3-31 9-45s15-24 26-32c11-7 24-11 39-11 20 0 37 8 50 25v-21h26v148c0 26-2 45-8 56-5 11-13 20-25 26-12 7-26 10-44 10-20 0-36-5-49-14-12-9-18-23-18-41zM434 147c0 23 5 39 13 49 9 10 20 16 34 16 13 0 24-5 33-16 9-10 13-26 13-48 0-21-4-37-13-47-9-11-21-16-34-16-12 0-23 5-32 16-9 10-14 26-14 46zM598 236v-171h26v26c6-12 13-20 18-24 6-4 12-6 19-6 9 0 19 3 29 9l-10 27c-7-4-14-6-21-6-6 0-12 2-17 6-5 3-8 9-10 16-4 10-5 21-5 33v90zM818 214c-10 10-20 16-30 20s-21 6-32 6c-19 0-33-5-43-14-10-10-15-21-15-35 0-9 2-16 5-23 4-7 9-13 15-17s13-7 21-10c6-1 14-2 26-4 23-3 40-6 51-10 0-4 0-6 0-7 0-12-2-20-8-25-7-7-18-10-33-10-13 0-23 2-30 7-6 5-11 13-14 25l-28-4c2-12 6-21 12-29 6-7 15-13 26-17s24-6 38-6c15 0 27 2 36 5 9 4 16 8 20 13s7 12 9 20c1 5 1 14 1 26v39c0 27 1 44 2 51s4 14 7 21h-30c-3-6-5-13-6-22zM816 150c-10 4-26 8-47 11-12 1-20 3-25 6-5 2-9 5-12 9-2 4-4 9-4 14 0 7 3 14 9 19s15 8 26 8 21-3 29-7c9-5 15-12 19-21 4-6 5-16 5-29zM1000 236v-22c-10 17-26 26-47 26-14 0-26-4-38-12-11-7-20-18-26-31-6-14-9-29-9-47 0-17 2-32 8-46s14-24 26-32c11-7 24-11 38-11 10 0 19 2 27 7 8 4 15 9 20 17v-85h28v236zM909 150c0 22 5 39 14 50 9 10 20 16 33 16 12 0 23-5 32-16 9-10 13-26 13-47 0-24-4-41-13-52s-20-16-34-16c-13 0-23 5-32 16-8 10-13 27-13 49zM1189 181l30 3c-5 18-13 31-26 41s-29 15-49 15c-25 0-44-8-59-24-15-15-22-37-22-64 0-29 8-51 22-67 15-16 34-24 58-24 22 0 41 8 55 24 15 15 22 37 22 65 0 2 0 4 0 8h-127c1 18 6 33 16 43 9 10 21 15 35 15 11 0 20-3 28-9 7-5 13-14 17-26zM1095 134h95c-2-15-5-25-11-32-10-12-21-17-36-17-13 0-24 4-34 13-9 9-14 21-14 36zM1366 236v-22c-11 17-27 26-48 26-13 0-26-4-37-12-12-7-20-18-27-31-6-14-9-29-9-47 0-17 3-32 8-46 6-14 14-24 26-32 11-7 24-11 38-11 10 0 19 2 27 7 8 4 15 9 20 17v-85h29v236zM1275 150c0 22 4 39 13 50 10 10 20 16 33 16 12 0 23-5 32-16 9-10 13-26 13-47 0-24-4-41-13-52s-20-16-33-16-24 5-33 16c-8 10-12 27-12 49z">
          <text:p/>
        </draw:path>
        <draw:path draw:style-name="gr5" draw:text-style-name="P4" draw:layer="layout" svg:width="1.016cm" svg:height="0.24cm" svg:x="13.185cm" svg:y="3.91cm" svg:viewBox="0 0 1017 241" svg:d="M0 237v-236h32l124 185v-185h29v236h-32l-123-186v186zM223 151c0-31 9-55 26-70 15-13 33-19 54-19 23 0 43 8 57 23 15 15 23 37 23 64 0 22-3 39-10 52-7 12-16 22-29 29-12 7-26 11-41 11-24 0-43-8-58-23-15-16-22-38-22-67zM253 151c0 22 5 39 14 49 10 11 22 17 36 17s26-6 36-17c9-10 14-27 14-50 0-21-5-37-14-48-10-11-22-16-36-16s-26 5-36 16c-9 11-14 27-14 49zM527 237v-22c-11 17-27 26-47 26-14 0-27-4-38-12-11-7-20-18-27-31-6-14-9-29-9-46 0-18 3-33 8-47 6-14 15-24 26-32 11-7 24-11 38-11 11 0 20 2 28 7 8 4 14 10 19 17v-85h29v236zM436 152c0 21 4 38 14 49 9 11 20 16 32 16 13 0 23-5 32-16 9-10 14-26 14-47 0-24-5-41-14-52s-20-16-33-16-24 5-32 16c-9 10-13 27-13 50zM716 182l30 3c-5 18-14 32-27 41-12 10-28 15-48 15-25 0-45-8-59-23-15-16-22-37-22-65 0-29 7-51 22-67s34-24 57-24 41 8 56 24c14 15 22 37 22 65 0 2 0 4 0 8h-127c1 19 6 33 15 43 10 10 22 15 36 15 11 0 20-3 27-8 8-6 13-15 18-27zM621 135h95c-1-15-5-25-11-32-9-12-21-17-35-17s-25 4-34 13-14 21-15 36zM1017 209v28h-156c0-7 1-14 4-20 4-11 10-21 19-32 9-10 21-22 38-35 25-21 42-38 51-50 9-13 14-24 14-35 0-12-4-21-12-29-9-8-19-12-32-12-14 0-25 4-34 12-8 9-12 20-12 35l-30-3c2-22 10-39 23-51 13-11 31-17 53-17 23 0 41 6 54 19 13 12 20 28 20 46 0 10-2 19-6 28s-10 19-19 29-24 24-45 41c-17 15-28 25-33 30-5 6-9 11-13 16z">
          <text:p/>
        </draw:path>
        <draw:polygon draw:style-name="gr8" draw:text-style-name="P6" draw:layer="layout" svg:width="2.44cm" svg:height="1.333cm" svg:x="12.469cm" svg:y="11.541cm" svg:viewBox="0 0 2441 1334" draw:points="0,0 2441,0 2441,1334 0,1334">
          <text:p/>
        </draw:polygon>
        <draw:polygon draw:style-name="gr4" draw:text-style-name="P1" draw:layer="layout" svg:width="2.44cm" svg:height="1.333cm" svg:x="12.469cm" svg:y="11.541cm" svg:viewBox="0 0 2441 1334" draw:points="0,0 2441,0 2441,1334 0,1334">
          <text:p/>
        </draw:polygon>
        <draw:path draw:style-name="gr5" draw:text-style-name="P4" draw:layer="layout" svg:width="1.392cm" svg:height="0.304cm" svg:x="12.994cm" svg:y="11.898cm" svg:viewBox="0 0 1393 305" svg:d="M154 0h31v136c0 24-3 43-8 57-6 14-15 25-29 34-14 8-32 13-55 13-22 0-40-4-54-12-14-7-24-18-30-33-6-14-9-34-9-59v-136h31v136c0 20 2 35 6 45 3 10 10 17 19 23 10 5 21 8 34 8 23 0 39-6 49-16s15-30 15-60zM233 301v-236h26v22c6-9 13-15 21-19 8-5 18-7 29-7 14 0 27 4 38 11 11 8 20 18 25 32 6 14 9 29 9 45 0 17-3 33-10 47-6 14-15 25-27 32-12 8-24 12-38 12-9 0-18-3-26-7-7-4-13-9-18-15v83zM259 151c0 22 4 38 13 49 9 10 20 16 32 16 13 0 24-6 33-17 10-11 14-27 14-50 0-22-4-38-13-49s-20-16-32-16-23 5-33 17c-9 12-14 28-14 50zM410 250l28 4c1 9 5 15 10 19 7 5 17 8 29 8 14 0 24-3 31-8 8-5 12-13 15-23 2-5 2-18 2-37-12 15-28 23-47 23-23 0-42-9-54-26-13-17-20-37-20-61 0-16 3-31 9-45s15-24 26-32c11-7 24-11 39-11 20 0 37 8 50 25v-21h26v148c0 26-2 45-8 56-5 11-13 20-25 26-12 7-26 10-44 10-20 0-36-5-49-14-12-9-18-23-18-41zM434 147c0 23 5 39 13 49 9 10 20 16 34 16 13 0 24-5 33-16 9-10 13-26 13-48 0-21-4-37-13-47-9-11-21-16-34-16-12 0-23 5-32 16-9 10-14 26-14 46zM598 236v-171h26v26c6-12 13-20 18-24 6-4 12-6 19-6 9 0 19 3 29 9l-10 27c-7-4-14-6-21-6-6 0-12 2-17 6-5 3-8 9-10 16-4 10-5 21-5 33v90zM818 214c-10 10-20 16-30 20s-21 6-32 6c-19 0-33-5-43-14-10-10-15-21-15-35 0-9 2-16 5-23 4-7 9-13 15-17s13-7 21-10c6-1 14-2 26-4 23-3 40-6 51-10 0-4 0-6 0-7 0-12-2-20-8-25-7-7-18-10-33-10-13 0-23 2-30 7-6 5-11 13-14 25l-28-4c2-12 6-21 12-29 6-7 15-13 26-17s24-6 38-6c15 0 27 2 36 5 9 4 16 8 20 13s7 12 9 20c1 5 1 14 1 26v39c0 27 1 44 2 51s4 14 7 21h-30c-3-6-5-13-6-22zM816 150c-10 4-26 8-47 11-12 1-20 3-25 6-5 2-9 5-12 9-2 4-4 9-4 14 0 7 3 14 9 19s15 8 26 8 21-3 29-7c9-5 15-12 19-21 4-6 5-16 5-29zM1000 236v-22c-10 17-26 26-47 26-14 0-26-4-38-12-11-7-20-18-26-31-6-14-9-29-9-47 0-17 2-32 8-46s14-24 26-32c11-7 24-11 38-11 10 0 19 2 27 7 8 4 15 9 20 17v-85h28v236zM909 150c0 22 5 39 14 50 9 10 20 16 33 16 12 0 23-5 32-16 9-10 13-26 13-47 0-24-4-41-13-52s-20-16-34-16c-13 0-23 5-32 16-8 10-13 27-13 49zM1189 181l30 3c-5 18-13 31-26 41s-29 15-49 15c-25 0-44-8-59-24-15-15-22-37-22-64 0-29 8-51 22-67 15-16 34-24 58-24 22 0 41 8 55 24 15 15 22 37 22 65 0 2 0 4 0 8h-127c1 18 6 33 16 43 9 10 21 15 35 15 11 0 20-3 28-9 7-5 13-14 17-26zM1095 134h95c-2-15-5-25-11-32-10-12-21-17-36-17-13 0-24 4-34 13-9 9-14 21-14 36zM1366 236v-22c-11 17-27 26-48 26-13 0-26-4-37-12-12-7-20-18-27-31-6-14-9-29-9-47 0-17 3-32 8-46 6-14 14-24 26-32 11-7 24-11 38-11 10 0 19 2 27 7 8 4 15 9 20 17v-85h29v236zM1275 150c0 22 4 39 13 50 10 10 20 16 33 16 12 0 23-5 32-16 9-10 13-26 13-47 0-24-4-41-13-52s-20-16-33-16-24 5-33 16c-8 10-12 27-12 49z">
          <text:p/>
        </draw:path>
        <draw:path draw:style-name="gr5" draw:text-style-name="P4" draw:layer="layout" svg:width="1.356cm" svg:height="0.24cm" svg:x="12.994cm" svg:y="12.286cm" svg:viewBox="0 0 1357 241" svg:d="M0 237v-236h32l124 185v-185h29v236h-32l-123-186v186zM223 151c0-31 9-55 26-70 15-13 33-19 54-19 23 0 43 8 57 23 15 15 23 37 23 64 0 22-4 39-10 52-7 12-16 22-29 29-12 7-26 11-41 11-24 0-43-8-58-23-15-16-22-38-22-67zM253 151c0 22 5 39 14 49 10 11 22 17 36 17s26-6 35-17c10-10 15-27 15-50 0-21-5-37-15-48-9-11-21-16-35-16s-26 5-36 16c-9 11-14 27-14 49zM527 237v-22c-11 17-27 26-48 26-13 0-26-4-37-12-11-7-20-18-27-31-6-14-9-29-9-46 0-18 3-33 8-47 6-14 15-24 26-32 11-7 24-11 38-11 10 0 19 2 27 7 9 4 15 10 20 17v-85h29v236zM436 152c0 21 4 38 14 49 9 11 20 16 32 16 13 0 23-5 32-16 9-10 14-26 14-47 0-24-5-41-14-52s-20-16-33-16-24 5-32 16c-9 10-13 27-13 50zM716 182l29 3c-4 18-13 32-26 41-13 10-29 15-48 15-25 0-45-8-60-23-14-16-21-37-21-65 0-29 7-51 22-67 14-16 34-24 57-24s41 8 56 24c14 15 21 37 21 65 0 2 0 4 0 8h-127c1 19 7 33 16 43 10 10 22 15 36 15 10 0 19-3 27-8 7-6 13-15 18-27zM621 135h95c-1-15-5-25-11-32-9-12-21-17-36-17-13 0-24 4-33 13s-14 21-15 36zM876 237v-236h46l56 167c5 15 9 27 11 35 3-9 7-21 13-38l56-164h42v236h-30v-198l-68 198h-28l-68-201v201zM1135 166v-29h89v29zM1357 237h-29v-185c-7 7-17 13-28 20s-21 12-30 15v-28c16-8 30-17 42-27 12-11 21-22 26-32h19z">
          <text:p/>
        </draw:path>
        <draw:polygon draw:style-name="gr8" draw:text-style-name="P6" draw:layer="layout" svg:width="2.44cm" svg:height="1.333cm" svg:x="12.469cm" svg:y="13.228cm" svg:viewBox="0 0 2441 1334" draw:points="0,0 2441,0 2441,1334 0,1334">
          <text:p/>
        </draw:polygon>
        <draw:polygon draw:style-name="gr4" draw:text-style-name="P1" draw:layer="layout" svg:width="2.44cm" svg:height="1.333cm" svg:x="12.469cm" svg:y="13.228cm" svg:viewBox="0 0 2441 1334" draw:points="0,0 2441,0 2441,1334 0,1334">
          <text:p/>
        </draw:polygon>
        <draw:path draw:style-name="gr5" draw:text-style-name="P4" draw:layer="layout" svg:width="1.392cm" svg:height="0.304cm" svg:x="12.994cm" svg:y="13.585cm" svg:viewBox="0 0 1393 305" svg:d="M154 0h31v136c0 24-3 43-8 57-6 14-15 25-29 34-14 8-32 13-55 13-22 0-40-4-54-12-14-7-24-18-30-33-6-14-9-34-9-59v-136h31v136c0 20 2 35 6 45 3 10 10 17 19 23 10 5 21 8 34 8 23 0 39-6 49-16s15-30 15-60zM233 301v-236h26v22c6-9 13-15 21-19 8-5 18-7 29-7 14 0 27 4 38 11 11 8 20 18 25 32 6 14 9 29 9 45 0 17-3 33-10 47-6 14-15 25-27 32-12 8-24 12-38 12-9 0-18-3-26-7-7-4-13-9-18-15v83zM259 151c0 22 4 38 13 49 9 10 20 16 32 16 13 0 24-6 33-17 10-11 14-27 14-50 0-22-4-38-13-49s-20-16-32-16-23 5-33 17c-9 12-14 28-14 50zM410 250l28 4c1 9 5 15 10 19 7 5 17 8 29 8 14 0 24-3 31-8 8-5 12-13 15-23 2-5 2-18 2-37-12 15-28 23-47 23-23 0-42-9-54-26-13-17-20-37-20-61 0-16 3-31 9-45s15-24 26-32c11-7 24-11 39-11 20 0 37 8 50 25v-21h26v148c0 26-2 45-8 56-5 11-13 20-25 26-12 7-26 10-44 10-20 0-36-5-49-14-12-9-18-23-18-41zM434 147c0 23 5 39 13 49 9 10 20 16 34 16 13 0 24-5 33-16 9-10 13-26 13-48 0-21-4-37-13-47-9-11-21-16-34-16-12 0-23 5-32 16-9 10-14 26-14 46zM598 236v-171h26v26c6-12 13-20 18-24 6-4 12-6 19-6 9 0 19 3 29 9l-10 27c-7-4-14-6-21-6-6 0-12 2-17 6-5 3-8 9-10 16-4 10-5 21-5 33v90zM818 214c-10 10-20 16-30 20s-21 6-32 6c-19 0-33-5-43-14-10-10-15-21-15-35 0-9 2-16 5-23 4-7 9-13 15-17s13-7 21-10c6-1 14-2 26-4 23-3 40-6 51-10 0-4 0-6 0-7 0-12-2-20-8-25-7-7-18-10-33-10-13 0-23 2-30 7-6 5-11 13-14 25l-28-4c2-12 6-21 12-29 6-7 15-13 26-17s24-6 38-6c15 0 27 2 36 5 9 4 16 8 20 13s7 12 9 20c1 5 1 14 1 26v39c0 27 1 44 2 51s4 14 7 21h-30c-3-6-5-13-6-22zM816 150c-10 4-26 8-47 11-12 1-20 3-25 6-5 2-9 5-12 9-2 4-4 9-4 14 0 7 3 14 9 19s15 8 26 8 21-3 29-7c9-5 15-12 19-21 4-6 5-16 5-29zM1000 236v-22c-10 17-26 26-47 26-14 0-26-4-38-12-11-7-20-18-26-31-6-14-9-29-9-47 0-17 2-32 8-46s14-24 26-32c11-7 24-11 38-11 10 0 19 2 27 7 8 4 15 9 20 17v-85h28v236zM909 150c0 22 5 39 14 50 9 10 20 16 33 16 12 0 23-5 32-16 9-10 13-26 13-47 0-24-4-41-13-52s-20-16-34-16c-13 0-23 5-32 16-8 10-13 27-13 49zM1189 181l30 3c-5 18-13 31-26 41s-29 15-49 15c-25 0-44-8-59-24-15-15-22-37-22-64 0-29 8-51 22-67 15-16 34-24 58-24 22 0 41 8 55 24 15 15 22 37 22 65 0 2 0 4 0 8h-127c1 18 6 33 16 43 9 10 21 15 35 15 11 0 20-3 28-9 7-5 13-14 17-26zM1095 134h95c-2-15-5-25-11-32-10-12-21-17-36-17-13 0-24 4-34 13-9 9-14 21-14 36zM1366 236v-22c-11 17-27 26-48 26-13 0-26-4-37-12-12-7-20-18-27-31-6-14-9-29-9-47 0-17 3-32 8-46 6-14 14-24 26-32 11-7 24-11 38-11 10 0 19 2 27 7 8 4 15 9 20 17v-85h29v236zM1275 150c0 22 4 39 13 50 10 10 20 16 33 16 12 0 23-5 32-16 9-10 13-26 13-47 0-24-4-41-13-52s-20-16-33-16-24 5-33 16c-8 10-12 27-12 49z">
          <text:p/>
        </draw:path>
        <draw:path draw:style-name="gr5" draw:text-style-name="P4" draw:layer="layout" svg:width="1.099cm" svg:height="0.239cm" svg:x="13.139cm" svg:y="13.974cm" svg:viewBox="0 0 1100 240" svg:d="M0 236v-236h32l124 185v-185h29v236h-32l-123-185v185zM223 150c0-31 9-55 26-70 15-13 33-19 54-19 23 0 43 8 57 23 15 16 23 37 23 64 0 22-4 39-10 52-7 12-16 22-29 29-12 7-26 11-41 11-24 0-43-8-58-23-15-16-22-38-22-67zM253 150c0 22 5 39 14 50 10 10 22 16 36 16s26-6 36-16c9-11 14-28 14-51 0-21-5-37-14-48-10-11-22-16-36-16s-26 5-36 16c-9 11-14 27-14 49zM527 236v-22c-11 17-27 26-48 26-13 0-26-4-37-12-11-7-20-18-27-31-6-14-9-29-9-46 0-18 3-33 8-47 6-14 15-24 26-32 11-7 24-11 38-11 10 0 20 2 27 7 9 4 15 10 20 17v-85h29v236zM436 151c0 21 4 38 14 49 9 11 20 16 32 16 13 0 23-5 32-16 9-10 14-26 14-47 0-24-5-41-14-52s-20-16-33-16-24 5-32 16c-9 10-13 27-13 50zM716 181l30 3c-5 18-14 32-27 41-12 10-29 15-48 15-25 0-45-8-60-23-14-16-21-37-21-65 0-29 7-51 22-67s34-24 57-24 41 8 56 24c14 15 21 37 21 65 0 2 0 4 0 8h-127c2 19 7 33 16 43 10 10 22 15 36 15 10 0 20-3 27-8 8-6 13-15 18-27zM621 134h95c-1-15-5-25-11-32-9-11-21-17-35-17s-25 4-34 13-14 21-15 36zM876 236v-236h47l55 167c6 15 9 27 12 35 2-9 6-21 12-38l56-164h42v236h-30v-198l-68 198h-28l-68-201v201z">
          <text:p/>
        </draw:path>
        <draw:polygon draw:style-name="gr2" draw:text-style-name="P2" draw:layer="layout" svg:width="1.661cm" svg:height="1.199cm" svg:x="12.858cm" svg:y="7.257cm" svg:viewBox="0 0 1662 1200" draw:points="0,0 1662,0 1662,1200 0,1200">
          <text:p/>
        </draw:polygon>
        <draw:path draw:style-name="gr5" draw:text-style-name="P4" draw:layer="layout" svg:width="0.252cm" svg:height="0.039cm" svg:x="13.565cm" svg:y="7.77cm" svg:viewBox="0 0 253 40" svg:d="M0 40v-40h39v40zM107 40v-40h39v40zM213 40v-40h40v40z">
          <text:p/>
        </draw:path>
        <draw:polygon draw:style-name="gr2" draw:text-style-name="P2" draw:layer="layout" svg:width="3.425cm" svg:height="4.049cm" svg:x="9.044cm" svg:y="3.831cm" svg:viewBox="0 0 3426 4050" draw:points="0,4050 3426,0">
          <text:p/>
        </draw:polygon>
        <draw:line draw:style-name="gr4" draw:text-style-name="P1" draw:layer="layout" svg:x1="9.044cm" svg:y1="7.881cm" svg:x2="12.39cm" svg:y2="3.925cm">
          <text:p/>
        </draw:line>
        <draw:polygon draw:style-name="gr7" draw:text-style-name="P4" draw:layer="layout" svg:width="0.086cm" svg:height="0.093cm" svg:x="12.364cm" svg:y="3.854cm" svg:viewBox="0 0 87 94" draw:points="52,94 87,0 0,50">
          <text:p/>
        </draw:polygon>
        <draw:polygon draw:style-name="gr2" draw:text-style-name="P2" draw:layer="layout" svg:width="3.814cm" svg:height="0.023cm" svg:x="9.044cm" svg:y="7.857cm" svg:viewBox="0 0 3815 24" draw:points="0,24 3815,0">
          <text:p/>
        </draw:polygon>
        <draw:line draw:style-name="gr4" draw:text-style-name="P1" draw:layer="layout" svg:x1="9.044cm" svg:y1="7.881cm" svg:x2="12.736cm" svg:y2="7.858cm">
          <text:p/>
        </draw:line>
        <draw:polygon draw:style-name="gr7" draw:text-style-name="P4" draw:layer="layout" svg:width="0.093cm" svg:height="0.068cm" svg:x="12.735cm" svg:y="7.824cm" svg:viewBox="0 0 94 69" draw:points="0,69 94,34 0,0">
          <text:p/>
        </draw:polygon>
        <draw:polygon draw:style-name="gr2" draw:text-style-name="P2" draw:layer="layout" svg:width="3.425cm" svg:height="4.327cm" svg:x="9.044cm" svg:y="7.88cm" svg:viewBox="0 0 3426 4328" draw:points="0,0 3426,4328">
          <text:p/>
        </draw:polygon>
        <draw:line draw:style-name="gr4" draw:text-style-name="P1" draw:layer="layout" svg:x1="9.044cm" svg:y1="7.88cm" svg:x2="12.446cm" svg:y2="12.192cm">
          <text:p/>
        </draw:line>
        <draw:polygon draw:style-name="gr7" draw:text-style-name="P4" draw:layer="layout" svg:width="0.084cm" svg:height="0.094cm" svg:x="12.366cm" svg:y="12.089cm" svg:viewBox="0 0 85 95" draw:points="0,42 85,95 54,0">
          <text:p/>
        </draw:polygon>
        <draw:polygon draw:style-name="gr2" draw:text-style-name="P2" draw:layer="layout" svg:width="3.425cm" svg:height="6.014cm" svg:x="9.044cm" svg:y="7.88cm" svg:viewBox="0 0 3426 6015" draw:points="0,0 3426,6015">
          <text:p/>
        </draw:polygon>
        <draw:line draw:style-name="gr4" draw:text-style-name="P1" draw:layer="layout" svg:x1="9.044cm" svg:y1="7.88cm" svg:x2="12.409cm" svg:y2="13.788cm">
          <text:p/>
        </draw:line>
        <draw:polygon draw:style-name="gr7" draw:text-style-name="P4" draw:layer="layout" svg:width="0.075cm" svg:height="0.098cm" svg:x="12.379cm" svg:y="13.77cm" svg:viewBox="0 0 76 99" draw:points="0,34 76,99 60,0">
          <text:p/>
        </draw:polygon>
        <draw:path draw:style-name="gr9" draw:text-style-name="P7" draw:layer="layout" svg:width="2.737cm" svg:height="4.21cm" svg:x="17.309cm" svg:y="5.946cm" svg:viewBox="0 0 2738 4211" svg:d="M0 0c0 189 613 342 1369 342s1369-153 1369-342v3869c0 189-613 342-1369 342s-1369-153-1369-342z">
          <text:p/>
        </draw:path>
        <draw:path draw:style-name="gr10" draw:text-style-name="P8" draw:layer="layout" svg:width="2.737cm" svg:height="0.684cm" svg:x="17.309cm" svg:y="5.604cm" svg:viewBox="0 0 2738 685" svg:d="M0 343c0-190 613-343 1369-343s1369 153 1369 343c0 189-613 342-1369 342s-1369-153-1369-342z">
          <text:p/>
        </draw:path>
        <draw:path draw:style-name="gr2" draw:text-style-name="P2" draw:layer="layout" svg:width="2.737cm" svg:height="4.552cm" svg:x="17.309cm" svg:y="5.604cm" svg:viewBox="0 0 2738 4553" svg:d="M2738 342c0 189-613 342-1369 342s-1369-153-1369-342 613-342 1369-342 1369 153 1369 342v3869c0 189-613 342-1369 342s-1369-153-1369-342v-3869z">
          <text:p/>
        </draw:path>
        <draw:path draw:style-name="gr4" draw:text-style-name="P1" draw:layer="layout" svg:width="2.737cm" svg:height="4.552cm" svg:x="17.309cm" svg:y="5.604cm" svg:viewBox="0 0 2738 4553" svg:d="M2738 342c0 189-613 342-1369 342s-1369-153-1369-342 613-342 1369-342 1369 153 1369 342v3869c0 189-613 342-1369 342s-1369-153-1369-342v-3869">
          <text:p/>
        </draw:path>
        <draw:path draw:style-name="gr5" draw:text-style-name="P4" draw:layer="layout" svg:width="1.392cm" svg:height="0.304cm" svg:x="17.983cm" svg:y="7.742cm" svg:viewBox="0 0 1393 305" svg:d="M154 0h31v136c0 24-3 43-8 57-6 14-15 25-29 34-14 8-32 13-55 13-22 0-40-4-54-12-14-7-24-18-30-33-6-14-9-34-9-59v-136h31v136c0 20 2 35 6 45 3 10 10 17 19 23 10 5 21 8 34 8 23 0 39-6 49-16s15-30 15-60zM233 301v-236h26v22c6-9 13-15 21-19 8-5 18-7 29-7 14 0 27 4 38 11 11 8 20 18 25 32 6 14 9 29 9 45 0 17-3 33-10 47-6 14-15 25-27 32-12 8-24 12-38 12-9 0-18-3-26-7-7-4-13-9-18-15v83zM259 151c0 22 4 38 13 49 9 10 20 16 32 16 13 0 24-6 33-17 10-11 14-27 14-50 0-22-4-38-13-49s-20-16-32-16-23 5-33 17c-9 12-14 28-14 50zM410 250l28 4c1 9 5 15 10 19 7 5 17 8 29 8 14 0 24-3 31-8 8-5 12-13 15-23 2-5 2-18 2-37-12 15-28 23-47 23-23 0-42-9-54-26-13-17-20-37-20-61 0-16 3-31 9-45s15-24 26-32c11-7 24-11 39-11 20 0 37 8 50 25v-21h26v148c0 26-2 45-8 56-5 11-13 20-25 26-12 7-26 10-44 10-20 0-36-5-49-14-12-9-18-23-18-41zM434 147c0 23 5 39 13 49 9 10 20 16 34 16 13 0 24-5 33-16 9-10 13-26 13-48 0-21-4-37-13-47-9-11-21-16-34-16-12 0-23 5-32 16-9 10-14 26-14 46zM598 236v-171h26v26c6-12 13-20 18-24 6-4 12-6 19-6 9 0 19 3 29 9l-10 27c-7-4-14-6-21-6-6 0-12 2-17 6-5 3-8 9-10 16-4 10-5 21-5 33v90zM818 214c-10 10-20 16-30 20s-21 6-32 6c-19 0-33-5-43-14-10-10-15-21-15-35 0-9 2-16 5-23 4-7 9-13 15-17s13-7 21-10c6-1 14-2 26-4 23-3 40-6 51-10 0-4 0-6 0-7 0-12-2-20-8-25-7-7-18-10-33-10-13 0-23 2-30 7-6 5-11 13-14 25l-28-4c2-12 6-21 12-29 6-7 15-13 26-17s24-6 38-6c15 0 27 2 36 5 9 4 16 8 20 13s7 12 9 20c1 5 1 14 1 26v39c0 27 1 44 2 51s4 14 7 21h-30c-3-6-5-13-6-22zM816 150c-10 4-26 8-47 11-12 1-20 3-25 6-5 2-9 5-12 9-2 4-4 9-4 14 0 7 3 14 9 19s15 8 26 8 21-3 29-7c9-5 15-12 19-21 4-6 5-16 5-29zM1000 236v-22c-10 17-26 26-47 26-14 0-26-4-38-12-11-7-20-18-26-31-6-14-9-29-9-47 0-17 2-32 8-46s14-24 26-32c11-7 24-11 38-11 10 0 19 2 27 7 8 4 15 9 20 17v-85h28v236zM909 150c0 22 5 39 14 50 9 10 20 16 33 16 12 0 23-5 32-16 9-10 13-26 13-47 0-24-4-41-13-52s-20-16-34-16c-13 0-23 5-32 16-8 10-13 27-13 49zM1189 181l30 3c-5 18-13 31-26 41s-29 15-49 15c-25 0-44-8-59-24-15-15-22-37-22-64 0-29 8-51 22-67 15-16 34-24 58-24 22 0 41 8 55 24 15 15 22 37 22 65 0 2 0 4 0 8h-127c1 18 6 33 16 43 9 10 21 15 35 15 11 0 20-3 28-9 7-5 13-14 17-26zM1095 134h95c-2-15-5-25-11-32-10-12-21-17-36-17-13 0-24 4-34 13-9 9-14 21-14 36zM1366 236v-22c-11 17-27 26-48 26-13 0-26-4-37-12-12-7-20-18-27-31-6-14-9-29-9-47 0-17 3-32 8-46 6-14 14-24 26-32 11-7 24-11 38-11 10 0 19 2 27 7 8 4 15 9 20 17v-85h29v236zM1275 150c0 22 4 39 13 50 10 10 20 16 33 16 12 0 23-5 32-16 9-10 13-26 13-47 0-24-4-41-13-52s-20-16-33-16-24 5-33 16c-8 10-12 27-12 49z">
          <text:p/>
        </draw:path>
        <draw:path draw:style-name="gr5" draw:text-style-name="P4" draw:layer="layout" svg:width="1.366cm" svg:height="0.239cm" svg:x="18cm" svg:y="8.131cm" svg:viewBox="0 0 1367 240" svg:d="M0 236v-236h81c18 0 32 1 42 3 13 3 25 9 34 17 13 11 22 24 28 40 6 17 9 35 9 56 0 19-2 34-6 48s-9 26-16 35-14 16-21 21c-8 5-17 9-29 12-10 3-23 4-37 4zM31 208h50c16 0 28-2 37-4 9-3 16-7 21-13 7-7 13-17 17-29 4-13 6-28 6-46 0-25-4-43-12-57-8-13-18-22-29-27-8-3-22-4-41-4h-49zM345 215c-11 9-21 15-31 19s-21 6-32 6c-19 0-33-5-43-14s-15-21-15-35c0-9 2-16 5-23 4-7 9-13 15-17s13-7 21-9c6-2 14-3 26-5 23-2 40-6 51-10 0-4 0-6 0-7 0-12-2-20-8-25-7-7-18-10-33-10-13 0-23 2-30 7-6 5-11 13-14 25l-28-3c2-12 7-22 12-30 6-7 15-13 26-17s24-6 38-6c15 0 27 2 36 5 9 4 16 8 20 13s7 12 9 20c1 5 1 14 1 26v39c0 27 1 44 2 51s4 14 7 21h-30c-3-6-5-13-5-21zM342 150c-10 4-26 8-47 11-12 2-20 4-25 6s-9 5-12 9c-2 4-4 9-4 14 0 8 3 14 9 19s15 8 26 8 21-2 29-7c9-5 15-12 20-20 3-7 4-17 4-29zM479 210l4 26c-8 1-15 2-22 2-10 0-18-1-24-5-6-3-10-8-12-13s-4-17-4-34v-98h-21v-23h21v-42l29-18v60h29v23h-29v99c0 9 1 14 2 16 1 3 2 5 5 6 2 1 5 2 10 2 3 0 7 0 12-1zM618 215c-10 9-21 15-30 19-10 4-21 6-32 6-19 0-33-5-43-14s-15-21-15-35c0-9 1-16 5-23s9-13 15-17 13-7 21-9c6-2 14-3 26-5 23-2 40-6 51-10 0-4 0-6 0-7 0-12-3-20-8-25-7-7-18-10-33-10-13 0-23 2-30 7-6 5-11 13-14 25l-28-3c2-12 6-22 12-30 6-7 15-13 26-17s24-6 38-6c15 0 27 2 36 5 9 4 15 8 20 13 4 5 7 12 9 20 1 5 1 14 1 26v39c0 27 1 44 2 51s4 14 7 21h-30c-3-6-5-13-6-21zM616 150c-10 4-26 8-47 11-12 2-20 4-25 6s-9 5-12 9c-2 4-4 9-4 14 0 8 3 14 9 19s14 8 26 8c11 0 21-2 29-7 9-5 15-12 19-20 4-7 5-17 5-29zM717 236h-27v-236h29v84c12-15 27-23 46-23 11 0 21 2 30 7 9 4 17 10 23 17 6 8 11 17 14 28 4 11 6 22 6 35 0 29-8 52-22 68-15 16-32 24-52 24s-36-9-47-26zM716 149c0 21 3 35 9 44 9 15 21 23 37 23 12 0 23-6 32-16 9-12 14-28 14-50s-4-38-13-49-20-16-32-16c-13 0-24 5-33 16s-14 27-14 48zM984 215c-11 9-21 15-31 19s-21 6-32 6c-19 0-33-5-43-14s-15-21-15-35c0-9 2-16 6-23 3-7 8-13 14-17s13-7 21-9c6-2 14-3 26-5 23-2 40-6 51-10 0-4 0-6 0-7 0-12-2-20-8-25-7-7-18-10-33-10-13 0-23 2-30 7-6 5-11 13-14 25l-28-3c2-12 7-22 12-30 6-7 15-13 26-17s24-6 39-6c14 0 26 2 35 5 9 4 16 8 20 13s7 12 9 20c1 5 2 14 2 26v39c0 27 0 44 1 51s4 14 8 21h-31c-3-6-4-13-5-21zM981 150c-10 4-26 8-47 11-12 2-20 4-25 6s-9 5-12 9c-2 4-3 9-3 14 0 8 2 14 8 19s15 8 26 8 21-2 29-7c9-5 16-12 20-20 3-7 4-17 4-29zM1044 185l28-5c2 12 6 21 13 27 8 6 18 9 31 9 14 0 23-3 30-8 6-6 9-12 9-19s-2-12-8-16c-4-2-14-6-29-10-22-5-36-10-45-13-8-4-14-10-18-17s-6-14-6-23c0-7 1-14 5-21 3-6 8-12 14-16 4-3 10-6 18-8 8-3 16-4 25-4 14 0 25 2 35 6s18 9 23 16c4 6 8 15 10 26l-28 4c-2-9-5-16-12-21-6-5-15-7-26-7-13 0-22 2-28 7-6 4-9 9-9 15 0 4 2 7 4 10s6 6 11 8c3 1 11 3 26 7 20 6 34 10 42 14 8 3 15 8 19 15 5 7 7 15 7 25 0 9-3 18-8 27-6 8-14 15-25 20-10 4-22 7-35 7-23 0-40-5-51-14-12-9-19-23-22-41zM1336 181l30 3c-5 18-14 32-27 41-12 10-28 15-48 15-25 0-45-8-59-23-15-16-22-37-22-65 0-29 7-51 22-67s34-24 57-24 42 8 56 24c14 15 22 37 22 65 0 2 0 4 0 8h-127c1 19 6 33 15 43 10 10 22 15 36 15 11 0 20-3 27-8 8-6 14-15 18-27zM1241 134h95c-1-15-5-25-11-32-9-11-21-17-35-17s-25 4-34 13-14 21-15 36z">
          <text:p/>
        </draw:path>
        <draw:polygon draw:style-name="gr2" draw:text-style-name="P2" draw:layer="layout" svg:width="3.768cm" svg:height="1.773cm" svg:x="14.909cm" svg:y="3.831cm" svg:viewBox="0 0 3769 1774" draw:points="0,0 3769,1774">
          <text:p/>
        </draw:polygon>
        <draw:line draw:style-name="gr4" draw:text-style-name="P1" draw:layer="layout" svg:x1="14.909cm" svg:y1="3.831cm" svg:x2="18.567cm" svg:y2="5.553cm">
          <text:p/>
        </draw:line>
        <draw:polygon draw:style-name="gr7" draw:text-style-name="P4" draw:layer="layout" svg:width="0.099cm" svg:height="0.07cm" svg:x="18.552cm" svg:y="5.521cm" svg:viewBox="0 0 100 71" draw:points="0,62 100,71 29,0">
          <text:p/>
        </draw:polygon>
        <draw:polygon draw:style-name="gr2" draw:text-style-name="P2" draw:layer="layout" svg:width="3.789cm" svg:height="2.087cm" svg:x="14.888cm" svg:y="10.156cm" svg:viewBox="0 0 3790 2088" draw:points="0,2088 3790,0">
          <text:p/>
        </draw:polygon>
        <draw:line draw:style-name="gr4" draw:text-style-name="P1" draw:layer="layout" svg:x1="14.888cm" svg:y1="12.245cm" svg:x2="18.57cm" svg:y2="10.216cm">
          <text:p/>
        </draw:line>
        <draw:polygon draw:style-name="gr7" draw:text-style-name="P4" draw:layer="layout" svg:width="0.098cm" svg:height="0.075cm" svg:x="18.553cm" svg:y="10.171cm" svg:viewBox="0 0 99 76" draw:points="33,76 99,0 0,15">
          <text:p/>
        </draw:polygon>
        <draw:polygon draw:style-name="gr2" draw:text-style-name="P2" draw:layer="layout" svg:width="3.768cm" svg:height="3.738cm" svg:x="14.909cm" svg:y="10.156cm" svg:viewBox="0 0 3769 3739" draw:points="0,3739 3769,0">
          <text:p/>
        </draw:polygon>
        <draw:line draw:style-name="gr4" draw:text-style-name="P1" draw:layer="layout" svg:x1="14.909cm" svg:y1="13.895cm" svg:x2="18.591cm" svg:y2="10.243cm">
          <text:p/>
        </draw:line>
        <draw:polygon draw:style-name="gr7" draw:text-style-name="P4" draw:layer="layout" svg:width="0.09cm" svg:height="0.09cm" svg:x="18.566cm" svg:y="10.177cm" svg:viewBox="0 0 91 91" draw:points="48,91 91,0 0,42">
          <text:p/>
        </draw:polygon>
        <draw:polygon draw:style-name="gr2" draw:text-style-name="P2" draw:layer="layout" svg:width="2.789cm" svg:height="0.023cm" svg:x="14.52cm" svg:y="7.857cm" svg:viewBox="0 0 2790 24" draw:points="0,0 2790,24">
          <text:p/>
        </draw:polygon>
        <draw:line draw:style-name="gr4" draw:text-style-name="P1" draw:layer="layout" svg:x1="14.52cm" svg:y1="7.857cm" svg:x2="17.187cm" svg:y2="7.88cm">
          <text:p/>
        </draw:line>
        <draw:polygon draw:style-name="gr7" draw:text-style-name="P4" draw:layer="layout" svg:width="0.093cm" svg:height="0.068cm" svg:x="17.185cm" svg:y="7.845cm" svg:viewBox="0 0 94 69" draw:points="0,69 94,35 1,0">
          <text:p/>
        </draw:polygon>
        <draw:polygon draw:style-name="gr2" draw:text-style-name="P2" draw:layer="layout" svg:width="3.445cm" svg:height="5.609cm" svg:x="9.023cm" svg:y="2.287cm" svg:viewBox="0 0 3446 5610" draw:points="0,5610 3446,0">
          <text:p/>
        </draw:polygon>
        <draw:line draw:style-name="gr4" draw:text-style-name="P1" draw:layer="layout" svg:x1="9.023cm" svg:y1="7.897cm" svg:x2="12.446cm" svg:y2="2.286cm">
          <text:p/>
        </draw:line>
        <draw:polygon draw:style-name="gr7" draw:text-style-name="P4" draw:layer="layout" svg:width="0.078cm" svg:height="0.097cm" svg:x="12.375cm" svg:y="2.312cm" svg:viewBox="0 0 79 98" draw:points="58,98 79,0 0,62">
          <text:p/>
        </draw:polygon>
        <draw:polygon draw:style-name="gr2" draw:text-style-name="P2" draw:layer="layout" svg:width="3.768cm" svg:height="3.327cm" svg:x="14.909cm" svg:y="2.277cm" svg:viewBox="0 0 3769 3328" draw:points="0,0 3769,3328">
          <text:p/>
        </draw:polygon>
        <draw:line draw:style-name="gr4" draw:text-style-name="P1" draw:layer="layout" svg:x1="14.909cm" svg:y1="2.277cm" svg:x2="18.586cm" svg:y2="5.524cm">
          <text:p/>
        </draw:line>
        <draw:polygon draw:style-name="gr7" draw:text-style-name="P4" draw:layer="layout" svg:width="0.092cm" svg:height="0.087cm" svg:x="18.563cm" svg:y="5.497cm" svg:viewBox="0 0 93 88" draw:points="0,51 93,88 45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25T11:37:20.722294591</dc:date>
    <meta:editing-duration>PT2M25S</meta:editing-duration>
    <meta:editing-cycles>1</meta:editing-cycles>
    <meta:document-statistic meta:object-count="99"/>
    <meta:generator>LibreOffice/5.1.4.2$Linux_X86_64 LibreOffice_project/10m0$Build-2</meta:generator>
  </office:meta>
</office:document-meta>
</file>